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co28" style:family="table-column">
      <style:table-column-properties fo:break-before="auto" style:column-width="2.81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429cm"/>
    </style:style>
    <style:style style:name="co33" style:family="table-column">
      <style:table-column-properties fo:break-before="auto" style:column-width="4.637cm"/>
    </style:style>
    <style:style style:name="co34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4bd5e" fo:border="0.06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style:font-name="Sans" style:font-name-asian="Droid Sans Fallback" style:font-name-complex="Droid Sans Devanagari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2cm" svg:x="0.111cm" svg:y="0.324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A2:orientdb.A2 orientdb.B2:orientdb.E2 orientdb.A3:orientdb.A3 orientdb.B3:orientdb.E3 orientdb.A4:orientdb.A4 orientdb.B4:orientdb.E4 orientdb.A5:orientdb.A5 orientdb.B5:orientdb.E5 orientdb.A6:orientdb.A6 orientdb.B6:orientdb.E6 orientdb.A7:orientdb.A7 orientdb.B7:orientdb.E7 orientdb.A8:orientdb.A8 orientdb.B8:orientdb.E8 orientdb.A9:orientdb.A9 orientdb.B9:orientdb.E9 orientdb.A10:orientdb.A10 orientdb.B10:orientdb.E10 orientdb.A11:orientdb.A11 orientdb.B11:orientdb.E11 orientdb.A12:orientdb.A12 orientdb.B12:orientdb.E12 orientdb.A13:orientdb.A13 orientdb.B13:orientdb.E13 orientdb.A14:orientdb.A14 orientdb.B14:orientdb.E14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2cm" svg:x="0.195cm" svg:y="0.037cm">
              <draw:object draw:notify-on-update-of-ranges="objectdb.B1:objectdb.E1 objectdb.A2:objectdb.A2 objectdb.B2:objectdb.E2 objectdb.A3:objectdb.A3 objectdb.B3:objectdb.E3 objectdb.A4:objectdb.A4 objectdb.B4:objectdb.E4 objectdb.A5:objectdb.A5 objectdb.B5:objectdb.E5 objectdb.A6:objectdb.A6 objectdb.B6:objectdb.E6 objectdb.A7:objectdb.A7 objectdb.B7:objectdb.E7 objectdb.A8:objectdb.A8 objectdb.B8:objectdb.E8 objectdb.A9:objectdb.A9 objectdb.B9:objectdb.E9 objectdb.A10:objectdb.A10 objectdb.B10:objectdb.E10 objectdb.A11:objectdb.A11 objectdb.B11:objectdb.E11 objectdb.A12:objectdb.A12 objectdb.B12:objectdb.E12 objectdb.A13:objectdb.A13 objectdb.B13:objectdb.E13 objectdb.A14:objectdb.A14 objectdb.B14:objectdb.E14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A2:vysledky_obj.A2 vysledky_obj.B2:vysledky_obj.D2 vysledky_obj.A3:vysledky_obj.A3 vysledky_obj.B3:vysledky_obj.D3 vysledky_obj.A4:vysledky_obj.A4 vysledky_obj.B4:vysledky_obj.D4 vysledky_obj.A5:vysledky_obj.A5 vysledky_obj.B5:vysledky_obj.D5 vysledky_obj.A6:vysledky_obj.A6 vysledky_obj.B6:vysledky_obj.D6 vysledky_obj.A7:vysledky_obj.A7 vysledky_obj.B7:vysledky_obj.D7 vysledky_obj.A8:vysledky_obj.A8 vysledky_obj.B8:vysledky_obj.D8 vysledky_obj.A9:vysledky_obj.A9 vysledky_obj.B9:vysledky_obj.D9 vysledky_obj.A10:vysledky_obj.A10 vysledky_obj.B10:vysledky_obj.D10 vysledky_obj.A11:vysledky_obj.A11 vysledky_obj.B11:vysledky_obj.D11 vysledky_obj.A12:vysledky_obj.A12 vysledky_obj.B12:vysledky_obj.D12 vysledky_obj.A13:vysledky_obj.A13 vysledky_obj.B13:vysledky_obj.D13 vysledky_obj.A14:vysledky_obj.A14 vysledky_obj.B14:vysledky_obj.D14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office:forms form:automatic-focus="false" form:apply-design-mode="false"/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office:forms form:automatic-focus="false" form:apply-design-mode="false"/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787">
            <text:p>1787</text:p>
          </table:table-cell>
          <table:table-cell office:value-type="float" office:value="1776">
            <text:p>1776</text:p>
          </table:table-cell>
          <table:table-cell office:value-type="float" office:value="1744">
            <text:p>1744</text:p>
          </table:table-cell>
          <table:table-cell table:formula="of:=AVERAGE([.B2:.D2])" office:value-type="float" office:value="1769">
            <text:p>1769</text:p>
          </table:table-cell>
          <table:table-cell table:formula="of:=IF([.E2]=0;0;(STDEVPA([.B2];[.C2];[.D2])/[.E2]))" office:value-type="percentage" office:value="0.0103104307671411">
            <text:p>1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B3:.D3])" office:value-type="float" office:value="145">
            <text:p>145</text:p>
          </table:table-cell>
          <table:table-cell table:formula="of:=IF([.E3]=0;0;(STDEVPA([.B3];[.C3];[.D3])/[.E3]))" office:value-type="percentage" office:value="0.0634582700774357">
            <text:p>6,3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40">
            <text:p>440</text:p>
          </table:table-cell>
          <table:table-cell table:formula="of:=AVERAGE([.B5:.D5])" office:value-type="float" office:value="440.333333333333">
            <text:p>440,333333333333</text:p>
          </table:table-cell>
          <table:table-cell table:formula="of:=IF([.E5]=0;0;(STDEVPA([.B5];[.C5];[.D5])/[.E5]))" office:value-type="percentage" office:value="0.0102125189729236">
            <text:p>1,0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82">
            <text:p>1282</text:p>
          </table:table-cell>
          <table:table-cell office:value-type="float" office:value="1315">
            <text:p>1315</text:p>
          </table:table-cell>
          <table:table-cell office:value-type="float" office:value="1288">
            <text:p>1288</text:p>
          </table:table-cell>
          <table:table-cell table:formula="of:=AVERAGE([.B6:.D6])" office:value-type="float" office:value="1295">
            <text:p>1295</text:p>
          </table:table-cell>
          <table:table-cell table:formula="of:=IF([.E6]=0;0;(STDEVPA([.B6];[.C6];[.D6])/[.E6]))" office:value-type="percentage" office:value="0.0110831660960674">
            <text:p>1,11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19">
            <text:p>2319</text:p>
          </table:table-cell>
          <table:table-cell table:style-name="Default" office:value-type="float" office:value="2150">
            <text:p>2150</text:p>
          </table:table-cell>
          <table:table-cell office:value-type="float" office:value="2158">
            <text:p>2158</text:p>
          </table:table-cell>
          <table:table-cell table:formula="of:=AVERAGE([.B7:.D7])" office:value-type="float" office:value="2209">
            <text:p>2209</text:p>
          </table:table-cell>
          <table:table-cell table:formula="of:=IF([.E7]=0;0;(STDEVPA([.B7];[.C7];[.D7])/[.E7]))" office:value-type="percentage" office:value="0.0352423194498195">
            <text:p>3,5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B8:.D8])" office:value-type="float" office:value="30.3333333333333">
            <text:p>30,3333333333333</text:p>
          </table:table-cell>
          <table:table-cell table:formula="of:=IF([.E8]=0;0;(STDEVPA([.B8];[.C8];[.D8])/[.E8]))" office:value-type="percentage" office:value="0.0155408083777263">
            <text:p>1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4">
            <text:p>4</text:p>
          </table:table-cell>
          <table:table-cell table:formula="of:=AVERAGE([.B9:.D9])" office:value-type="float" office:value="4">
            <text:p>4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933">
            <text:p>933</text:p>
          </table:table-cell>
          <table:table-cell office:value-type="float" office:value="960">
            <text:p>960</text:p>
          </table:table-cell>
          <table:table-cell office:value-type="float" office:value="931">
            <text:p>931</text:p>
          </table:table-cell>
          <table:table-cell table:formula="of:=AVERAGE([.B10:.D10])" office:value-type="float" office:value="941.333333333333">
            <text:p>941,333333333333</text:p>
          </table:table-cell>
          <table:table-cell table:formula="of:=IF([.E10]=0;0;(STDEVPA([.B10];[.C10];[.D10])/[.E10]))" office:value-type="percentage" office:value="0.0140487495926894">
            <text:p>1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06">
            <text:p>1006</text:p>
          </table:table-cell>
          <table:table-cell office:value-type="float" office:value="1009">
            <text:p>1009</text:p>
          </table:table-cell>
          <table:table-cell office:value-type="float" office:value="1089">
            <text:p>1089</text:p>
          </table:table-cell>
          <table:table-cell table:formula="of:=AVERAGE([.B13:.D13])" office:value-type="float" office:value="1034.66666666667">
            <text:p>1034,66666666667</text:p>
          </table:table-cell>
          <table:table-cell table:formula="of:=IF([.E13]=0;0;(STDEVPA([.B13];[.C13];[.D13])/[.E13]))" office:value-type="percentage" office:value="0.0371510807090873">
            <text:p>3,7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81">
            <text:p>881</text:p>
          </table:table-cell>
          <table:table-cell office:value-type="float" office:value="867">
            <text:p>867</text:p>
          </table:table-cell>
          <table:table-cell office:value-type="float" office:value="826">
            <text:p>826</text:p>
          </table:table-cell>
          <table:table-cell table:formula="of:=AVERAGE([.B14:.D14])" office:value-type="float" office:value="858">
            <text:p>858</text:p>
          </table:table-cell>
          <table:table-cell table:formula="of:=IF([.E14]=0;0;(STDEVPA([.B14];[.C14];[.D14])/[.E14]))" office:value-type="percentage" office:value="0.0272005766343656">
            <text:p>2,7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848">
            <text:p>8848</text:p>
          </table:table-cell>
          <table:table-cell table:formula="of:=SUM([.C2:.C14])" office:value-type="float" office:value="8707">
            <text:p>8707</text:p>
          </table:table-cell>
          <table:table-cell table:formula="of:=SUM([.D2:.D14])" office:value-type="float" office:value="8662">
            <text:p>8662</text:p>
          </table:table-cell>
          <table:table-cell table:formula="of:=AVERAGE([.B15:.D15])" office:value-type="float" office:value="8739">
            <text:p>8739</text:p>
          </table:table-cell>
          <table:table-cell table:formula="of:=IF([.E15]=0;0;(STDEVPA([.B15];[.C15];[.D15])/[.E15]))" office:value-type="percentage" office:value="0.00906669311799534">
            <text:p>0,91%</text:p>
          </table:table-cell>
        </table:table-row>
      </table:table>
      <table:table table:name="ojpa-hsql-f" table:style-name="ta7">
        <office:forms form:automatic-focus="false" form:apply-design-mode="false"/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90">
            <text:p>1190</text:p>
          </table:table-cell>
          <table:table-cell office:value-type="float" office:value="1106">
            <text:p>1106</text:p>
          </table:table-cell>
          <table:table-cell office:value-type="float" office:value="1111">
            <text:p>1111</text:p>
          </table:table-cell>
          <table:table-cell table:formula="of:=AVERAGE([.B2:.D2])" office:value-type="float" office:value="1135.66666666667">
            <text:p>1135,66666666667</text:p>
          </table:table-cell>
          <table:table-cell table:formula="of:=IF([.E2]=0;0;(STDEVPA([.B2];[.C2];[.D2])/[.E2]))" office:value-type="percentage" office:value="0.0338775957241621">
            <text:p>3,3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0360768765911504">
            <text:p>0,3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0">
            <text:p>420</text:p>
          </table:table-cell>
          <table:table-cell office:value-type="float" office:value="375">
            <text:p>375</text:p>
          </table:table-cell>
          <table:table-cell office:value-type="float" office:value="368">
            <text:p>368</text:p>
          </table:table-cell>
          <table:table-cell table:formula="of:=AVERAGE([.B5:.D5])" office:value-type="float" office:value="387.666666666667">
            <text:p>387,666666666667</text:p>
          </table:table-cell>
          <table:table-cell table:formula="of:=IF([.E5]=0;0;(STDEVPA([.B5];[.C5];[.D5])/[.E5]))" office:value-type="percentage" office:value="0.0594351492993481">
            <text:p>5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54">
            <text:p>1254</text:p>
          </table:table-cell>
          <table:table-cell office:value-type="float" office:value="1228">
            <text:p>1228</text:p>
          </table:table-cell>
          <table:table-cell office:value-type="float" office:value="1170">
            <text:p>1170</text:p>
          </table:table-cell>
          <table:table-cell table:formula="of:=AVERAGE([.B6:.D6])" office:value-type="float" office:value="1217.33333333333">
            <text:p>1217,33333333333</text:p>
          </table:table-cell>
          <table:table-cell table:formula="of:=IF([.E6]=0;0;(STDEVPA([.B6];[.C6];[.D6])/[.E6]))" office:value-type="percentage" office:value="0.0288437986467989">
            <text:p>2,88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49">
            <text:p>2349</text:p>
          </table:table-cell>
          <table:table-cell table:style-name="Default" office:value-type="float" office:value="2303">
            <text:p>2303</text:p>
          </table:table-cell>
          <table:table-cell office:value-type="float" office:value="2294">
            <text:p>2294</text:p>
          </table:table-cell>
          <table:table-cell table:formula="of:=AVERAGE([.B7:.D7])" office:value-type="float" office:value="2315.33333333333">
            <text:p>2315,33333333333</text:p>
          </table:table-cell>
          <table:table-cell table:formula="of:=IF([.E7]=0;0;(STDEVPA([.B7];[.C7];[.D7])/[.E7]))" office:value-type="percentage" office:value="0.0104036002102733">
            <text:p>1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9">
            <text:p>9</text:p>
          </table:table-cell>
          <table:table-cell table:formula="of:=AVERAGE([.B8:.D8])" office:value-type="float" office:value="9">
            <text:p>9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5">
            <text:p>5</text:p>
          </table:table-cell>
          <table:table-cell table:formula="of:=AVERAGE([.B9:.D9])" office:value-type="float" office:value="5">
            <text:p>5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02">
            <text:p>1002</text:p>
          </table:table-cell>
          <table:table-cell office:value-type="float" office:value="952">
            <text:p>952</text:p>
          </table:table-cell>
          <table:table-cell office:value-type="float" office:value="916">
            <text:p>916</text:p>
          </table:table-cell>
          <table:table-cell table:formula="of:=AVERAGE([.B10:.D10])" office:value-type="float" office:value="956.666666666667">
            <text:p>956,666666666667</text:p>
          </table:table-cell>
          <table:table-cell table:formula="of:=IF([.E10]=0;0;(STDEVPA([.B10];[.C10];[.D10])/[.E10]))" office:value-type="percentage" office:value="0.0368614108862389">
            <text:p>3,6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5.66666666666667">
            <text:p>5,6666666666667</text:p>
          </table:table-cell>
          <table:table-cell table:formula="of:=IF([.E12]=0;0;(STDEVPA([.B12];[.C12];[.D12])/[.E12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215">
            <text:p>1215</text:p>
          </table:table-cell>
          <table:table-cell office:value-type="float" office:value="1040">
            <text:p>1040</text:p>
          </table:table-cell>
          <table:table-cell office:value-type="float" office:value="1156">
            <text:p>1156</text:p>
          </table:table-cell>
          <table:table-cell table:formula="of:=AVERAGE([.B13:.D13])" office:value-type="float" office:value="1137">
            <text:p>1137</text:p>
          </table:table-cell>
          <table:table-cell table:formula="of:=IF([.E13]=0;0;(STDEVPA([.B13];[.C13];[.D13])/[.E13]))" office:value-type="percentage" office:value="0.0639364229105467">
            <text:p>6,3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68">
            <text:p>868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 table:formula="of:=AVERAGE([.B14:.D14])" office:value-type="float" office:value="873.666666666667">
            <text:p>873,666666666667</text:p>
          </table:table-cell>
          <table:table-cell table:formula="of:=IF([.E14]=0;0;(STDEVPA([.B14];[.C14];[.D14])/[.E14]))" office:value-type="percentage" office:value="0.00761157472081648">
            <text:p>0,7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456">
            <text:p>8456</text:p>
          </table:table-cell>
          <table:table-cell table:formula="of:=SUM([.C2:.C14])" office:value-type="float" office:value="8046">
            <text:p>8046</text:p>
          </table:table-cell>
          <table:table-cell table:formula="of:=SUM([.D2:.D14])" office:value-type="float" office:value="8043">
            <text:p>8043</text:p>
          </table:table-cell>
          <table:table-cell table:formula="of:=AVERAGE([.B15:.D15])" office:value-type="float" office:value="8181.66666666667">
            <text:p>8181,66666666667</text:p>
          </table:table-cell>
          <table:table-cell table:formula="of:=IF([.E15]=0;0;(STDEVPA([.B15];[.C15];[.D15])/[.E15]))" office:value-type="percentage" office:value="0.0237099401001369">
            <text:p>2,37%</text:p>
          </table:table-cell>
        </table:table-row>
      </table:table>
      <table:table table:name="ojpa-mysql" table:style-name="ta7">
        <office:forms form:automatic-focus="false" form:apply-design-mode="false"/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50">
            <text:p>1450</text:p>
          </table:table-cell>
          <table:table-cell office:value-type="float" office:value="1927">
            <text:p>1927</text:p>
          </table:table-cell>
          <table:table-cell office:value-type="float" office:value="1495">
            <text:p>1495</text:p>
          </table:table-cell>
          <table:table-cell table:formula="of:=AVERAGE([.B2:.D2])" office:value-type="float" office:value="1624">
            <text:p>1624</text:p>
          </table:table-cell>
          <table:table-cell table:formula="of:=IF([.E2]=0;0;(STDEVPA([.B2];[.C2];[.D2])/[.E2]))" office:value-type="percentage" office:value="0.132413504463971">
            <text:p>13,2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table:formula="of:=AVERAGE([.B3:.D3])" office:value-type="float" office:value="123">
            <text:p>123</text:p>
          </table:table-cell>
          <table:table-cell table:formula="of:=IF([.E3]=0;0;(STDEVPA([.B3];[.C3];[.D3])/[.E3]))" office:value-type="percentage" office:value="0.0175629829225145">
            <text:p>1,7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AVERAGE([.B4:.D4])" office:value-type="float" office:value="75.6666666666667">
            <text:p>75,6666666666667</text:p>
          </table:table-cell>
          <table:table-cell table:formula="of:=IF([.E4]=0;0;(STDEVPA([.B4];[.C4];[.D4])/[.E4]))" office:value-type="percentage" office:value="0.0378957060222142">
            <text:p>3,79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table:formula="of:=AVERAGE([.B5:.D5])" office:value-type="float" office:value="286.333333333333">
            <text:p>286,333333333333</text:p>
          </table:table-cell>
          <table:table-cell table:formula="of:=IF([.E5]=0;0;(STDEVPA([.B5];[.C5];[.D5])/[.E5]))" office:value-type="percentage" office:value="0.0082317436692264">
            <text:p>0,8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43">
            <text:p>1443</text:p>
          </table:table-cell>
          <table:table-cell office:value-type="float" office:value="1373">
            <text:p>1373</text:p>
          </table:table-cell>
          <table:table-cell office:value-type="float" office:value="1460">
            <text:p>1460</text:p>
          </table:table-cell>
          <table:table-cell table:formula="of:=AVERAGE([.B6:.D6])" office:value-type="float" office:value="1425.33333333333">
            <text:p>1425,33333333333</text:p>
          </table:table-cell>
          <table:table-cell table:formula="of:=IF([.E6]=0;0;(STDEVPA([.B6];[.C6];[.D6])/[.E6]))" office:value-type="percentage" office:value="0.0264151816994217">
            <text:p>2,6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3424">
            <text:p>3424</text:p>
          </table:table-cell>
          <table:table-cell table:style-name="Default" office:value-type="float" office:value="3593">
            <text:p>3593</text:p>
          </table:table-cell>
          <table:table-cell office:value-type="float" office:value="3627">
            <text:p>3627</text:p>
          </table:table-cell>
          <table:table-cell table:formula="of:=AVERAGE([.B7:.D7])" office:value-type="float" office:value="3548">
            <text:p>3548</text:p>
          </table:table-cell>
          <table:table-cell table:formula="of:=IF([.E7]=0;0;(STDEVPA([.B7];[.C7];[.D7])/[.E7]))" office:value-type="percentage" office:value="0.025020608527202">
            <text:p>2,5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0">
            <text:p>10</text:p>
          </table:table-cell>
          <table:table-cell table:formula="of:=AVERAGE([.B8:.D8])" office:value-type="float" office:value="10">
            <text:p>10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6">
            <text:p>6</text:p>
          </table:table-cell>
          <table:table-cell table:formula="of:=AVERAGE([.B9:.D9])" office:value-type="float" office:value="6">
            <text:p>6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263">
            <text:p>2263</text:p>
          </table:table-cell>
          <table:table-cell office:value-type="float" office:value="1853">
            <text:p>1853</text:p>
          </table:table-cell>
          <table:table-cell office:value-type="float" office:value="1796">
            <text:p>1796</text:p>
          </table:table-cell>
          <table:table-cell table:formula="of:=AVERAGE([.B10:.D10])" office:value-type="float" office:value="1970.66666666667">
            <text:p>1970,66666666667</text:p>
          </table:table-cell>
          <table:table-cell table:formula="of:=IF([.E10]=0;0;(STDEVPA([.B10];[.C10];[.D10])/[.E10]))" office:value-type="percentage" office:value="0.105556440715449">
            <text:p>10,56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7">
            <text:p>67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table:formula="of:=AVERAGE([.B11:.D11])" office:value-type="float" office:value="97.3333333333333">
            <text:p>97,3333333333333</text:p>
          </table:table-cell>
          <table:table-cell table:formula="of:=IF([.E11]=0;0;(STDEVPA([.B11];[.C11];[.D11])/[.E11]))" office:value-type="percentage" office:value="0.325144135655286">
            <text:p>32,5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AVERAGE([.B12:.D12])" office:value-type="float" office:value="9.66666666666667">
            <text:p>9,6666666666667</text:p>
          </table:table-cell>
          <table:table-cell table:formula="of:=IF([.E12]=0;0;(STDEVPA([.B12];[.C12];[.D12])/[.E12]))" office:value-type="percentage" office:value="0.0975319698188341">
            <text:p>9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861">
            <text:p>2861</text:p>
          </table:table-cell>
          <table:table-cell office:value-type="float" office:value="2207">
            <text:p>2207</text:p>
          </table:table-cell>
          <table:table-cell office:value-type="float" office:value="2558">
            <text:p>2558</text:p>
          </table:table-cell>
          <table:table-cell table:formula="of:=AVERAGE([.B13:.D13])" office:value-type="float" office:value="2542">
            <text:p>2542</text:p>
          </table:table-cell>
          <table:table-cell table:formula="of:=IF([.E13]=0;0;(STDEVPA([.B13];[.C13];[.D13])/[.E13]))" office:value-type="percentage" office:value="0.105127450777071">
            <text:p>10,5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774">
            <text:p>4774</text:p>
          </table:table-cell>
          <table:table-cell office:value-type="float" office:value="4142">
            <text:p>4142</text:p>
          </table:table-cell>
          <table:table-cell office:value-type="float" office:value="4023">
            <text:p>4023</text:p>
          </table:table-cell>
          <table:table-cell table:formula="of:=AVERAGE([.B14:.D14])" office:value-type="float" office:value="4313">
            <text:p>4313</text:p>
          </table:table-cell>
          <table:table-cell table:formula="of:=IF([.E14]=0;0;(STDEVPA([.B14];[.C14];[.D14])/[.E14]))" office:value-type="percentage" office:value="0.0764146756145851">
            <text:p>7,6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6791">
            <text:p>16791</text:p>
          </table:table-cell>
          <table:table-cell table:formula="of:=SUM([.C2:.C14])" office:value-type="float" office:value="15741">
            <text:p>15741</text:p>
          </table:table-cell>
          <table:table-cell table:formula="of:=SUM([.D2:.D14])" office:value-type="float" office:value="15561">
            <text:p>15561</text:p>
          </table:table-cell>
          <table:table-cell table:formula="of:=AVERAGE([.B15:.D15])" office:value-type="float" office:value="16031">
            <text:p>16031</text:p>
          </table:table-cell>
          <table:table-cell table:formula="of:=IF([.E15]=0;0;(STDEVPA([.B15];[.C15];[.D15])/[.E15]))" office:value-type="percentage" office:value="0.0338345745675769">
            <text:p>3,38%</text:p>
          </table:table-cell>
        </table:table-row>
      </table:table>
      <table:table table:name="ojpa-pgsql" table:style-name="ta7">
        <office:forms form:automatic-focus="false" form:apply-design-mode="false"/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54">
            <text:p>1554</text:p>
          </table:table-cell>
          <table:table-cell office:value-type="float" office:value="1333">
            <text:p>1333</text:p>
          </table:table-cell>
          <table:table-cell office:value-type="float" office:value="1260">
            <text:p>1260</text:p>
          </table:table-cell>
          <table:table-cell table:formula="of:=AVERAGE([.B2:.D2])" office:value-type="float" office:value="1382.33333333333">
            <text:p>1382,33333333333</text:p>
          </table:table-cell>
          <table:table-cell table:formula="of:=IF([.E2]=0;0;(STDEVPA([.B2];[.C2];[.D2])/[.E2]))" office:value-type="percentage" office:value="0.0904207055246938">
            <text:p>9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3:.D3])" office:value-type="float" office:value="145.666666666667">
            <text:p>145,666666666667</text:p>
          </table:table-cell>
          <table:table-cell table:formula="of:=IF([.E3]=0;0;(STDEVPA([.B3];[.C3];[.D3])/[.E3]))" office:value-type="percentage" office:value="0.124876555145467">
            <text:p>12,4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AVERAGE([.B4:.D4])" office:value-type="float" office:value="31.3333333333333">
            <text:p>31,3333333333333</text:p>
          </table:table-cell>
          <table:table-cell table:formula="of:=IF([.E4]=0;0;(STDEVPA([.B4];[.C4];[.D4])/[.E4]))" office:value-type="percentage" office:value="0.0300896502632573">
            <text:p>3,0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4">
            <text:p>334</text:p>
          </table:table-cell>
          <table:table-cell office:value-type="float" office:value="279">
            <text:p>279</text:p>
          </table:table-cell>
          <table:table-cell office:value-type="float" office:value="309">
            <text:p>309</text:p>
          </table:table-cell>
          <table:table-cell table:formula="of:=AVERAGE([.B5:.D5])" office:value-type="float" office:value="307.333333333333">
            <text:p>307,333333333333</text:p>
          </table:table-cell>
          <table:table-cell table:formula="of:=IF([.E5]=0;0;(STDEVPA([.B5];[.C5];[.D5])/[.E5]))" office:value-type="percentage" office:value="0.0731601820131889">
            <text:p>7,3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70">
            <text:p>1470</text:p>
          </table:table-cell>
          <table:table-cell office:value-type="float" office:value="1634">
            <text:p>1634</text:p>
          </table:table-cell>
          <table:table-cell office:value-type="float" office:value="1550">
            <text:p>1550</text:p>
          </table:table-cell>
          <table:table-cell table:formula="of:=AVERAGE([.B6:.D6])" office:value-type="float" office:value="1551.33333333333">
            <text:p>1551,33333333333</text:p>
          </table:table-cell>
          <table:table-cell table:formula="of:=IF([.E6]=0;0;(STDEVPA([.B6];[.C6];[.D6])/[.E6]))" office:value-type="percentage" office:value="0.04316245648299">
            <text:p>4,3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416">
            <text:p>2416</text:p>
          </table:table-cell>
          <table:table-cell table:style-name="Default" office:value-type="float" office:value="2602">
            <text:p>2602</text:p>
          </table:table-cell>
          <table:table-cell office:value-type="float" office:value="2312">
            <text:p>2312</text:p>
          </table:table-cell>
          <table:table-cell table:formula="of:=AVERAGE([.B7:.D7])" office:value-type="float" office:value="2443.33333333333">
            <text:p>2443,33333333333</text:p>
          </table:table-cell>
          <table:table-cell table:formula="of:=IF([.E7]=0;0;(STDEVPA([.B7];[.C7];[.D7])/[.E7]))" office:value-type="percentage" office:value="0.0490965562105227">
            <text:p>4,9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AVERAGE([.B9:.D9])" office:value-type="float" office:value="4.66666666666667">
            <text:p>4,6666666666667</text:p>
          </table:table-cell>
          <table:table-cell table:formula="of:=IF([.E9]=0;0;(STDEVPA([.B9];[.C9];[.D9])/[.E9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866">
            <text:p>1866</text:p>
          </table:table-cell>
          <table:table-cell office:value-type="float" office:value="1758">
            <text:p>1758</text:p>
          </table:table-cell>
          <table:table-cell office:value-type="float" office:value="2071">
            <text:p>2071</text:p>
          </table:table-cell>
          <table:table-cell table:formula="of:=AVERAGE([.B10:.D10])" office:value-type="float" office:value="1898.33333333333">
            <text:p>1898,33333333333</text:p>
          </table:table-cell>
          <table:table-cell table:formula="of:=IF([.E10]=0;0;(STDEVPA([.B10];[.C10];[.D10])/[.E10]))" office:value-type="percentage" office:value="0.0683815489118813">
            <text:p>6,8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1">
            <text:p>41</text:p>
          </table:table-cell>
          <table:table-cell office:value-type="float" office:value="75">
            <text:p>75</text:p>
          </table:table-cell>
          <table:table-cell table:formula="of:=AVERAGE([.B11:.D11])" office:value-type="float" office:value="52.3333333333333">
            <text:p>52,3333333333333</text:p>
          </table:table-cell>
          <table:table-cell table:formula="of:=IF([.E11]=0;0;(STDEVPA([.B11];[.C11];[.D11])/[.E11]))" office:value-type="percentage" office:value="0.306262809685893">
            <text:p>30,63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table:formula="of:=AVERAGE([.B12:.D12])" office:value-type="float" office:value="95">
            <text:p>95</text:p>
          </table:table-cell>
          <table:table-cell table:formula="of:=IF([.E12]=0;0;(STDEVPA([.B12];[.C12];[.D12])/[.E12]))" office:value-type="percentage" office:value="0.144585247565169">
            <text:p>14,4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559">
            <text:p>1559</text:p>
          </table:table-cell>
          <table:table-cell office:value-type="float" office:value="2713">
            <text:p>2713</text:p>
          </table:table-cell>
          <table:table-cell office:value-type="float" office:value="2642">
            <text:p>2642</text:p>
          </table:table-cell>
          <table:table-cell table:formula="of:=AVERAGE([.B13:.D13])" office:value-type="float" office:value="2304.66666666667">
            <text:p>2304,66666666667</text:p>
          </table:table-cell>
          <table:table-cell table:formula="of:=IF([.E13]=0;0;(STDEVPA([.B13];[.C13];[.D13])/[.E13]))" office:value-type="percentage" office:value="0.229127310735707">
            <text:p>22,9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3032">
            <text:p>3032</text:p>
          </table:table-cell>
          <table:table-cell office:value-type="float" office:value="3310">
            <text:p>3310</text:p>
          </table:table-cell>
          <table:table-cell office:value-type="float" office:value="2864">
            <text:p>2864</text:p>
          </table:table-cell>
          <table:table-cell table:formula="of:=AVERAGE([.B14:.D14])" office:value-type="float" office:value="3068.66666666667">
            <text:p>3068,66666666667</text:p>
          </table:table-cell>
          <table:table-cell table:formula="of:=IF([.E14]=0;0;(STDEVPA([.B14];[.C14];[.D14])/[.E14]))" office:value-type="percentage" office:value="0.0599333389658551">
            <text:p>5,9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2527">
            <text:p>12527</text:p>
          </table:table-cell>
          <table:table-cell table:formula="of:=SUM([.C2:.C14])" office:value-type="float" office:value="13990">
            <text:p>13990</text:p>
          </table:table-cell>
          <table:table-cell table:formula="of:=SUM([.D2:.D14])" office:value-type="float" office:value="13366">
            <text:p>13366</text:p>
          </table:table-cell>
          <table:table-cell table:formula="of:=AVERAGE([.B15:.D15])" office:value-type="float" office:value="13294.3333333333">
            <text:p>13294,3333333333</text:p>
          </table:table-cell>
          <table:table-cell table:formula="of:=IF([.E15]=0;0;(STDEVPA([.B15];[.C15];[.D15])/[.E15]))" office:value-type="percentage" office:value="0.0450878744029456">
            <text:p>4,51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991cm" svg:height="9.278cm" svg:x="0.254cm" svg:y="31.82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646cm" svg:y="7.23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98cm" svg:y="7.205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9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35.66666666667">
            <text:p>1135,7</text:p>
          </table:table-cell>
          <table:table-cell table:style-name="ce10" table:formula="of:=['ojpa-h2-f'.$E2]" office:value-type="float" office:value="1769">
            <text:p>1769,0</text:p>
          </table:table-cell>
          <table:table-cell table:style-name="ce10" table:formula="of:=['ojpa-mysql'.$E2]" office:value-type="float" office:value="1624">
            <text:p>1624,0</text:p>
          </table:table-cell>
          <table:table-cell table:style-name="ce10" table:formula="of:=['ojpa-pgsql'.$E2]" office:value-type="float" office:value="1382.33333333333">
            <text:p>1382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30.666666666667">
            <text:p>130,7</text:p>
          </table:table-cell>
          <table:table-cell table:style-name="ce10" table:formula="of:=['ojpa-h2-f'.$E3]" office:value-type="float" office:value="145">
            <text:p>145,0</text:p>
          </table:table-cell>
          <table:table-cell table:style-name="ce10" table:formula="of:=['ojpa-mysql'.$E3]" office:value-type="float" office:value="123">
            <text:p>123,0</text:p>
          </table:table-cell>
          <table:table-cell table:style-name="ce10" table:formula="of:=['ojpa-pgsql'.$E3]" office:value-type="float" office:value="145.666666666667">
            <text:p>145,7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3">
            <text:p>3,0</text:p>
          </table:table-cell>
          <table:table-cell table:style-name="ce10" table:formula="of:=['ojpa-h2-f'.$E4]" office:value-type="float" office:value="3">
            <text:p>3,0</text:p>
          </table:table-cell>
          <table:table-cell table:style-name="ce10" table:formula="of:=['ojpa-mysql'.$E4]" office:value-type="float" office:value="75.6666666666667">
            <text:p>75,7</text:p>
          </table:table-cell>
          <table:table-cell table:style-name="ce10" table:formula="of:=['ojpa-pgsql'.$E4]" office:value-type="float" office:value="31.3333333333333">
            <text:p>31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387.666666666667">
            <text:p>387,7</text:p>
          </table:table-cell>
          <table:table-cell table:style-name="ce10" table:formula="of:=['ojpa-h2-f'.$E5]" office:value-type="float" office:value="440.333333333333">
            <text:p>440,3</text:p>
          </table:table-cell>
          <table:table-cell table:style-name="ce10" table:formula="of:=['ojpa-mysql'.$E5]" office:value-type="float" office:value="286.333333333333">
            <text:p>286,3</text:p>
          </table:table-cell>
          <table:table-cell table:style-name="ce10" table:formula="of:=['ojpa-pgsql'.$E5]" office:value-type="float" office:value="307.333333333333">
            <text:p>307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17.33333333333">
            <text:p>1217,3</text:p>
          </table:table-cell>
          <table:table-cell table:style-name="ce10" table:formula="of:=['ojpa-h2-f'.$E6]" office:value-type="float" office:value="1295">
            <text:p>1295,0</text:p>
          </table:table-cell>
          <table:table-cell table:style-name="ce10" table:formula="of:=['ojpa-mysql'.$E6]" office:value-type="float" office:value="1425.33333333333">
            <text:p>1425,3</text:p>
          </table:table-cell>
          <table:table-cell table:style-name="ce10" table:formula="of:=['ojpa-pgsql'.$E6]" office:value-type="float" office:value="1551.33333333333">
            <text:p>1551,3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0" table:formula="of:=['ojpa-hsql-f'.$E7]" office:value-type="float" office:value="2315.33333333333">
            <text:p>2315,3</text:p>
          </table:table-cell>
          <table:table-cell table:style-name="ce10" table:formula="of:=['ojpa-h2-f'.$E7]" office:value-type="float" office:value="2209">
            <text:p>2209,0</text:p>
          </table:table-cell>
          <table:table-cell table:style-name="ce10" table:formula="of:=['ojpa-mysql'.$E7]" office:value-type="float" office:value="3548">
            <text:p>3548,0</text:p>
          </table:table-cell>
          <table:table-cell table:style-name="ce10" table:formula="of:=['ojpa-pgsql'.$E7]" office:value-type="float" office:value="2443.33333333333">
            <text:p>2443,3</text:p>
          </table:table-cell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8]" office:value-type="float" office:value="9">
            <text:p>9,0</text:p>
          </table:table-cell>
          <table:table-cell table:style-name="ce10" table:formula="of:=['ojpa-h2-f'.$E8]" office:value-type="float" office:value="30.3333333333333">
            <text:p>30,3</text:p>
          </table:table-cell>
          <table:table-cell table:style-name="ce10" table:formula="of:=['ojpa-mysql'.$E8]" office:value-type="float" office:value="10">
            <text:p>10,0</text:p>
          </table:table-cell>
          <table:table-cell table:style-name="ce10" table:formula="of:=['ojpa-pgsql'.$E8]" office:value-type="float" office:value="9.33333333333333">
            <text:p>9,3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9]" office:value-type="float" office:value="5">
            <text:p>5,0</text:p>
          </table:table-cell>
          <table:table-cell table:style-name="ce10" table:formula="of:=['ojpa-h2-f'.$E9]" office:value-type="float" office:value="4">
            <text:p>4,0</text:p>
          </table:table-cell>
          <table:table-cell table:style-name="ce10" table:formula="of:=['ojpa-mysql'.$E9]" office:value-type="float" office:value="6">
            <text:p>6,0</text:p>
          </table:table-cell>
          <table:table-cell table:style-name="ce10" table:formula="of:=['ojpa-pgsql'.$E9]" office:value-type="float" office:value="4.66666666666667">
            <text:p>4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10]" office:value-type="float" office:value="956.666666666667">
            <text:p>956,7</text:p>
          </table:table-cell>
          <table:table-cell table:style-name="ce10" table:formula="of:=['ojpa-h2-f'.$E10]" office:value-type="float" office:value="941.333333333333">
            <text:p>941,3</text:p>
          </table:table-cell>
          <table:table-cell table:style-name="ce10" table:formula="of:=['ojpa-mysql'.$E10]" office:value-type="float" office:value="1970.66666666667">
            <text:p>1970,7</text:p>
          </table:table-cell>
          <table:table-cell table:style-name="ce10" table:formula="of:=['ojpa-pgsql'.$E10]" office:value-type="float" office:value="1898.33333333333">
            <text:p>1898,3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1]" office:value-type="float" office:value="5">
            <text:p>5,0</text:p>
          </table:table-cell>
          <table:table-cell table:style-name="ce10" table:formula="of:=['ojpa-h2-f'.$E11]" office:value-type="float" office:value="5">
            <text:p>5,0</text:p>
          </table:table-cell>
          <table:table-cell table:style-name="ce10" table:formula="of:=['ojpa-mysql'.$E11]" office:value-type="float" office:value="97.3333333333333">
            <text:p>97,3</text:p>
          </table:table-cell>
          <table:table-cell table:style-name="ce10" table:formula="of:=['ojpa-pgsql'.$E11]" office:value-type="float" office:value="52.3333333333333">
            <text:p>52,3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2]" office:value-type="float" office:value="5.66666666666667">
            <text:p>5,7</text:p>
          </table:table-cell>
          <table:table-cell table:style-name="ce10" table:formula="of:=['ojpa-h2-f'.$E12]" office:value-type="float" office:value="4.33333333333333">
            <text:p>4,3</text:p>
          </table:table-cell>
          <table:table-cell table:style-name="ce10" table:formula="of:=['ojpa-mysql'.$E12]" office:value-type="float" office:value="9.66666666666667">
            <text:p>9,7</text:p>
          </table:table-cell>
          <table:table-cell table:style-name="ce10" table:formula="of:=['ojpa-pgsql'.$E12]" office:value-type="float" office:value="95">
            <text:p>95,0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formula="of:=['ojpa-hsql-f'.$E13]" office:value-type="float" office:value="1137">
            <text:p>1137,0</text:p>
          </table:table-cell>
          <table:table-cell table:style-name="ce10" table:formula="of:=['ojpa-h2-f'.$E13]" office:value-type="float" office:value="1034.66666666667">
            <text:p>1034,7</text:p>
          </table:table-cell>
          <table:table-cell table:style-name="ce10" table:formula="of:=['ojpa-mysql'.$E13]" office:value-type="float" office:value="2542">
            <text:p>2542,0</text:p>
          </table:table-cell>
          <table:table-cell table:style-name="ce10" table:formula="of:=['ojpa-pgsql'.$E13]" office:value-type="float" office:value="2304.66666666667">
            <text:p>2304,7</text:p>
          </table:table-cell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formula="of:=['ojpa-hsql-f'.$E14]" office:value-type="float" office:value="873.666666666667">
            <text:p>873,7</text:p>
          </table:table-cell>
          <table:table-cell table:style-name="ce10" table:formula="of:=['ojpa-h2-f'.$E14]" office:value-type="float" office:value="858">
            <text:p>858,0</text:p>
          </table:table-cell>
          <table:table-cell table:style-name="ce10" table:formula="of:=['ojpa-mysql'.$E14]" office:value-type="float" office:value="4313">
            <text:p>4313,0</text:p>
          </table:table-cell>
          <table:table-cell table:style-name="ce10" table:formula="of:=['ojpa-pgsql'.$E14]" office:value-type="float" office:value="3068.66666666667">
            <text:p>3068,7</text:p>
          </table:table-cell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8181.66666666667">
            <text:p>8181,7</text:p>
          </table:table-cell>
          <table:table-cell table:style-name="ce10" table:formula="of:=SUM([.N2:.N14])" office:value-type="float" office:value="8739">
            <text:p>8739,0</text:p>
          </table:table-cell>
          <table:table-cell table:style-name="ce10" table:formula="of:=SUM([.O2:.O14])" office:value-type="float" office:value="16031">
            <text:p>16031,0</text:p>
          </table:table-cell>
          <table:table-cell table:style-name="ce10" table:formula="of:=SUM([.P2:.P14])" office:value-type="float" office:value="13294.3333333333">
            <text:p>13294,3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106">
          <table:table-cell table:number-columns-repeated="23"/>
        </table:table-row>
        <table:table-row table:style-name="ro2" table:number-rows-repeated="9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table table:name="List25" table:style-name="ta7"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1" table:number-rows-repeated="6">
          <table:table-cell table:number-columns-repeated="11"/>
        </table:table-row>
        <table:table-row table:style-name="ro3">
          <table:table-cell table:number-columns-repeated="6"/>
          <table:table-cell table:style-name="ce11" office:value-type="string">
            <text:p>Produkt</text:p>
          </table:table-cell>
          <table:table-cell table:style-name="ce11" office:value-type="string">
            <text:p>Licence</text:p>
          </table:table-cell>
          <table:table-cell table:style-name="ce11" office:value-type="string">
            <text:p>Rok vzniku</text:p>
          </table:table-cell>
          <table:table-cell table:style-name="ce11" office:value-type="string">
            <text:p>Dotazovací jazyk</text:p>
          </table:table-cell>
          <table:table-cell table:style-name="ce11" office:value-type="string">
            <text:p>API</text:p>
          </table:table-cell>
        </table:table-row>
        <table:table-row table:style-name="ro6">
          <table:table-cell table:number-columns-repeated="6"/>
          <table:table-cell table:style-name="ce12" office:value-type="string">
            <text:p>Hibernate ORM</text:p>
          </table:table-cell>
          <table:table-cell table:style-name="ce13" office:value-type="string">
            <text:p>GNU LGPL</text:p>
          </table:table-cell>
          <table:table-cell table:style-name="ce13" office:value-type="string">
            <text:p>2001</text:p>
          </table:table-cell>
          <table:table-cell table:style-name="ce13" office:value-type="string">
            <text:p>HQL / JPQL</text:p>
          </table:table-cell>
          <table:table-cell table:style-name="ce13" office:value-type="string">
            <text:p>Proprietární / JPA</text:p>
          </table:table-cell>
        </table:table-row>
        <table:table-row table:style-name="ro7">
          <table:table-cell table:number-columns-repeated="6"/>
          <table:table-cell table:style-name="ce12" office:value-type="string">
            <text:p>EclipseLink</text:p>
          </table:table-cell>
          <table:table-cell table:style-name="ce13" office:value-type="string">
            <text:p>EPL / Eclipse Distribution License</text:p>
          </table:table-cell>
          <table:table-cell table:style-name="ce13" office:value-type="string">
            <text:p>2008</text:p>
          </table:table-cell>
          <table:table-cell table:style-name="ce13" office:value-type="string">
            <text:p>JPQL / SQL / XML /Query-by-Example</text:p>
          </table:table-cell>
          <table:table-cell table:style-name="ce13" office:value-type="string">
            <text:p>JPA</text:p>
          </table:table-cell>
        </table:table-row>
        <table:table-row table:style-name="ro6">
          <table:table-cell table:number-columns-repeated="6"/>
          <table:table-cell table:style-name="ce12" office:value-type="string">
            <text:p>Apache OpenJPA</text:p>
          </table:table-cell>
          <table:table-cell table:style-name="ce13" office:value-type="string">
            <text:p>Apache License 2.0</text:p>
          </table:table-cell>
          <table:table-cell table:style-name="ce13" office:value-type="string">
            <text:p>2006 / 2007</text:p>
          </table:table-cell>
          <table:table-cell table:style-name="ce13" office:value-type="string">
            <text:p>JPQL</text:p>
          </table:table-cell>
          <table:table-cell table:style-name="ce13" office:value-type="string">
            <text:p>JPA</text:p>
          </table:table-cell>
        </table:table-row>
        <table:table-row table:style-name="ro6">
          <table:table-cell table:number-columns-repeated="6"/>
          <table:table-cell table:style-name="ce12" office:value-type="string">
            <text:p>DataNucleus</text:p>
          </table:table-cell>
          <table:table-cell table:style-name="ce13" office:value-type="string">
            <text:p>Apache License 2.0</text:p>
          </table:table-cell>
          <table:table-cell table:style-name="ce13" office:value-type="string">
            <text:p>2008</text:p>
          </table:table-cell>
          <table:table-cell table:style-name="ce13" office:value-type="string">
            <text:p>JDOQL / JPQL / SQL</text:p>
          </table:table-cell>
          <table:table-cell table:style-name="ce13" office:value-type="string">
            <text:p>JDO / JPA</text:p>
          </table:table-cell>
        </table:table-row>
        <table:table-row table:style-name="ro3">
          <table:table-cell table:number-columns-repeated="6"/>
          <table:table-cell table:style-name="ce12" office:value-type="string">
            <text:p>BatooJPA</text:p>
          </table:table-cell>
          <table:table-cell table:style-name="ce14" office:value-type="string">
            <text:p>GNU LGPL</text:p>
          </table:table-cell>
          <table:table-cell table:style-name="ce13" office:value-type="string">
            <text:p>2012</text:p>
          </table:table-cell>
          <table:table-cell table:style-name="ce13" office:value-type="string">
            <text:p>JPQL</text:p>
          </table:table-cell>
          <table:table-cell table:style-name="ce13" office:value-type="string">
            <text:p>JPA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21:08: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21:18:36</dc:date>
    <meta:creation-date>2013-05-07T17:25:09Z</meta:creation-date>
    <meta:editing-cycles>27</meta:editing-cycles>
    <meta:editing-duration>PT8H37M22S</meta:editing-duration>
    <meta:generator>LibreOffice/4.0.3.3$Linux_X86_64 LibreOffice_project/400m0$Build-3</meta:generator>
    <meta:document-statistic meta:table-count="25" meta:cell-count="2414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style-name="ch1">
        <chart:legend chart:legend-position="end" svg:x="14.888cm" svg:y="0.915cm" style:legend-expansion="high" chart:style-name="ch2"/>
        <chart:plot-area chart:style-name="ch3" table:cell-range-address="orientdb.B1:orientdb.E15 orientdb.A2:orientdb.A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style-name="ch1">
        <chart:legend chart:legend-position="end" svg:x="14.959cm" svg:y="0.915cm" style:legend-expansion="high" chart:style-name="ch2"/>
        <chart:plot-area chart:style-name="ch3" table:cell-range-address="objectdb.B1:objectdb.E15 objectdb.A2:objectdb.A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style-name="ch1">
        <chart:legend chart:legend-position="end" svg:x="16.436cm" svg:y="1.024cm" style:legend-expansion="high" chart:style-name="ch2"/>
        <chart:plot-area chart:style-name="ch3" table:cell-range-address="vysledky_obj.B1:vysledky_obj.D15 vysledky_obj.A2:vysledky_obj.A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2 List24.A2:List24.A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35.66666666667">
                <text:p>1135.66666666667</text:p>
              </table:table-cell>
              <table:table-cell office:value-type="float" office:value="1769">
                <text:p>1769</text:p>
              </table:table-cell>
              <table:table-cell office:value-type="float" office:value="1624">
                <text:p>1624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35.66666666667">
                <text:p>1135.66666666667</text:p>
              </table:table-cell>
              <table:table-cell office:value-type="float" office:value="1769">
                <text:p>1769</text:p>
              </table:table-cell>
              <table:table-cell office:value-type="float" office:value="1624">
                <text:p>1624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556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40.333333333333">
                <text:p>440.333333333333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17.33333333333">
                <text:p>1217.33333333333</text:p>
              </table:table-cell>
              <table:table-cell office:value-type="float" office:value="1295">
                <text:p>1295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551.33333333333">
                <text:p>1551.3333333333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2315.33333333333">
                <text:p>2315.33333333333</text:p>
              </table:table-cell>
              <table:table-cell office:value-type="float" office:value="2209">
                <text:p>2209</text:p>
              </table:table-cell>
              <table:table-cell office:value-type="float" office:value="3548">
                <text:p>3548</text:p>
              </table:table-cell>
              <table:table-cell office:value-type="float" office:value="2443.33333333333">
                <text:p>2443.33333333333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221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941.333333333333">
                <text:p>941.333333333333</text:p>
              </table:table-cell>
              <table:table-cell office:value-type="float" office:value="1970.66666666667">
                <text:p>1970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1137">
                <text:p>1137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2542">
                <text:p>2542</text:p>
              </table:table-cell>
              <table:table-cell office:value-type="float" office:value="2304.66666666667">
                <text:p>2304.66666666667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58">
                <text:p>858</text:p>
              </table:table-cell>
              <table:table-cell office:value-type="float" office:value="4313">
                <text:p>4313</text:p>
              </table:table-cell>
              <table:table-cell office:value-type="float" office:value="3068.66666666667">
                <text:p>3068.66666666667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556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40.333333333333">
                <text:p>440.333333333333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17.33333333333">
                <text:p>1217.33333333333</text:p>
              </table:table-cell>
              <table:table-cell office:value-type="float" office:value="1295">
                <text:p>1295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551.33333333333">
                <text:p>1551.3333333333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2315.33333333333">
                <text:p>2315.33333333333</text:p>
              </table:table-cell>
              <table:table-cell office:value-type="float" office:value="2209">
                <text:p>2209</text:p>
              </table:table-cell>
              <table:table-cell office:value-type="float" office:value="3548">
                <text:p>3548</text:p>
              </table:table-cell>
              <table:table-cell office:value-type="float" office:value="2443.33333333333">
                <text:p>2443.33333333333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221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941.333333333333">
                <text:p>941.333333333333</text:p>
              </table:table-cell>
              <table:table-cell office:value-type="float" office:value="1970.66666666667">
                <text:p>1970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1137">
                <text:p>1137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2542">
                <text:p>2542</text:p>
              </table:table-cell>
              <table:table-cell office:value-type="float" office:value="2304.66666666667">
                <text:p>2304.66666666667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58">
                <text:p>858</text:p>
              </table:table-cell>
              <table:table-cell office:value-type="float" office:value="4313">
                <text:p>4313</text:p>
              </table:table-cell>
              <table:table-cell office:value-type="float" office:value="3068.66666666667">
                <text:p>3068.66666666667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